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ldcardMatcherHelper.match( final String pat , final String s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atcher.getMatches( final String st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WildcardMatcherHelper.compileRegexp( String pat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8">
            <text:p text:style-name="Table_20_Contents">28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Matcher.Matcher( final String pa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34">
            <text:p text:style-name="Table_20_Contents"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